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" fo:font-size="16pt" officeooo:paragraph-rsid="001ecbfc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rebuchet" fo:font-size="16pt" style:text-underline-style="solid" style:text-underline-width="auto" style:text-underline-color="font-color" officeooo:paragraph-rsid="001ecbf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rebuchet" fo:font-size="16pt" style:text-underline-style="solid" style:text-underline-width="auto" style:text-underline-color="font-color" officeooo:paragraph-rsid="0021cdd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rebuchet" fo:font-size="13pt" style:text-underline-style="none" officeooo:paragraph-rsid="001ecbfc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Trebuchet" fo:font-size="13pt" style:text-underline-style="none" fo:font-weight="bold" officeooo:paragraph-rsid="001ecbfc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bold" officeooo:paragraph-rsid="001ecbfc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bold" officeooo:paragraph-rsid="001fc398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bold" officeooo:paragraph-rsid="0021cdd2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bold" officeooo:paragraph-rsid="0021d16b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bold" officeooo:paragraph-rsid="0023b248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bold" officeooo:paragraph-rsid="00250d3a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1ecbfc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1fc398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21cdd2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21d16b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23b248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250d3a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normal" officeooo:paragraph-rsid="0023b248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normal" officeooo:paragraph-rsid="0023d2cb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rebuchet" fo:font-size="10.5pt" style:text-underline-style="none" fo:font-weight="normal" officeooo:paragraph-rsid="00250d3a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rebuchet" fo:font-size="10.5pt" style:text-underline-style="none" officeooo:paragraph-rsid="00250d3a" style:font-size-asian="9.14999961853027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Trebuchet" fo:font-size="10.5pt" officeooo:paragraph-rsid="001fc398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Trebuchet" fo:font-size="10.5pt" officeooo:paragraph-rsid="0021cdd2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Trebuchet" fo:font-size="10.5pt" officeooo:paragraph-rsid="0023b248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font-name="Trebuchet" fo:font-size="10.5pt" officeooo:paragraph-rsid="00250d3a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officeooo:paragraph-rsid="001ecbfc" style:font-size-asian="11.3500003814697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none" officeooo:paragraph-rsid="001fc398" style:font-size-asian="11.3500003814697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size="13pt" style:text-underline-style="none" officeooo:paragraph-rsid="0021cdd2" style:font-size-asian="11.3500003814697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none" officeooo:paragraph-rsid="0023b248" style:font-size-asian="11.3500003814697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style:text-underline-style="none" officeooo:paragraph-rsid="00250d3a" style:font-size-asian="11.3500003814697pt" style:font-size-complex="13pt"/>
    </style:style>
    <style:style style:name="T1" style:family="text">
      <style:text-properties officeooo:rsid="001ecbfc"/>
    </style:style>
    <style:style style:name="T2" style:family="text">
      <style:text-properties fo:font-weight="bold" officeooo:rsid="001ecbfc" style:font-weight-asian="bold" style:font-weight-complex="bold"/>
    </style:style>
    <style:style style:name="T3" style:family="text">
      <style:text-properties fo:font-weight="normal" officeooo:rsid="001ecbfc" style:font-weight-asian="normal" style:font-weight-complex="normal"/>
    </style:style>
    <style:style style:name="T4" style:family="text">
      <style:text-properties fo:font-weight="normal" officeooo:rsid="0021cdd2" style:font-weight-asian="normal" style:font-weight-complex="normal"/>
    </style:style>
    <style:style style:name="T5" style:family="text">
      <style:text-properties fo:font-weight="normal" officeooo:rsid="0023d2cb" style:font-weight-asian="normal" style:font-weight-complex="normal"/>
    </style:style>
    <style:style style:name="T6" style:family="text">
      <style:text-properties fo:font-size="15pt" officeooo:rsid="001ecbfc" style:font-size-asian="15pt" style:font-size-complex="15pt"/>
    </style:style>
    <style:style style:name="T7" style:family="text">
      <style:text-properties fo:font-size="15pt" officeooo:rsid="001fc398" style:font-size-asian="15pt" style:font-size-complex="15pt"/>
    </style:style>
    <style:style style:name="T8" style:family="text">
      <style:text-properties fo:font-size="15pt" officeooo:rsid="0020277a" style:font-size-asian="15pt" style:font-size-complex="15pt"/>
    </style:style>
    <style:style style:name="T9" style:family="text">
      <style:text-properties fo:font-size="15pt" officeooo:rsid="0021cdd2" style:font-size-asian="15pt" style:font-size-complex="15pt"/>
    </style:style>
    <style:style style:name="T10" style:family="text">
      <style:text-properties fo:font-size="15pt" officeooo:rsid="0023b248" style:font-size-asian="15pt" style:font-size-complex="15pt"/>
    </style:style>
    <style:style style:name="T11" style:family="text">
      <style:text-properties fo:font-size="15pt" officeooo:rsid="00250d3a" style:font-size-asian="15pt" style:font-size-complex="15pt"/>
    </style:style>
    <style:style style:name="T12" style:family="text">
      <style:text-properties fo:font-style="italic" fo:font-weight="normal" officeooo:rsid="001ecbf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cdd2" style:font-style-asian="italic" style:font-weight-asian="normal" style:font-style-complex="italic" style:font-weight-complex="normal"/>
    </style:style>
    <style:style style:name="T14" style:family="text">
      <style:text-properties officeooo:rsid="001fc398"/>
    </style:style>
    <style:style style:name="T15" style:family="text">
      <style:text-properties fo:font-variant="normal" fo:text-transform="none" fo:color="#000000" fo:letter-spacing="normal" fo:font-style="normal" style:text-underline-style="none" fo:font-weight="normal" officeooo:rsid="001fc398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style:text-underline-style="none" fo:font-weight="normal" officeooo:rsid="001ecbfc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20277a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21cdd2" style:font-weight-asian="normal" style:font-weight-complex="normal"/>
    </style:style>
    <style:style style:name="T19" style:family="text">
      <style:text-properties style:text-underline-style="none" officeooo:rsid="001fc398"/>
    </style:style>
    <style:style style:name="T20" style:family="text">
      <style:text-properties style:text-underline-style="none" officeooo:rsid="001ecbfc"/>
    </style:style>
    <style:style style:name="T21" style:family="text">
      <style:text-properties fo:font-size="13pt" style:text-underline-style="none" officeooo:rsid="001ecbfc" style:font-size-asian="11.3500003814697pt" style:font-size-complex="13pt"/>
    </style:style>
    <style:style style:name="T22" style:family="text">
      <style:text-properties style:font-name="Trebuchet" fo:font-size="10.5pt" officeooo:rsid="001ecbfc" style:font-size-asian="10.5pt" style:font-size-complex="10.5pt"/>
    </style:style>
    <style:style style:name="T23" style:family="text">
      <style:text-properties style:font-name="Trebuchet" fo:font-size="10.5pt" officeooo:rsid="001fc398" style:font-size-asian="10.5pt" style:font-size-complex="10.5pt"/>
    </style:style>
    <style:style style:name="T24" style:family="text">
      <style:text-properties style:font-name="Trebuchet" fo:font-size="10.5pt" officeooo:rsid="0020277a" style:font-size-asian="10.5pt" style:font-size-complex="10.5pt"/>
    </style:style>
    <style:style style:name="T25" style:family="text">
      <style:text-properties style:font-name="Trebuchet" fo:font-size="10.5pt" officeooo:rsid="0021cdd2" style:font-size-asian="10.5pt" style:font-size-complex="10.5pt"/>
    </style:style>
    <style:style style:name="T26" style:family="text">
      <style:text-properties officeooo:rsid="0020277a"/>
    </style:style>
    <style:style style:name="T27" style:family="text">
      <style:text-properties officeooo:rsid="0021cdd2"/>
    </style:style>
    <style:style style:name="T28" style:family="text">
      <style:text-properties officeooo:rsid="0021d16b"/>
    </style:style>
    <style:style style:name="T29" style:family="text">
      <style:text-properties officeooo:rsid="0023b248"/>
    </style:style>
    <style:style style:name="T30" style:family="text">
      <style:text-properties officeooo:rsid="0023d2cb"/>
    </style:style>
    <style:style style:name="T31" style:family="text">
      <style:text-properties officeooo:rsid="00250d3a"/>
    </style:style>
    <style:style style:name="T32" style:family="text">
      <style:text-properties fo:font-size="16pt" style:text-underline-style="solid" style:text-underline-width="auto" style:text-underline-color="font-color" officeooo:rsid="00250d3a" style:font-size-asian="16pt" style:font-size-complex="16pt"/>
    </style:style>
    <style:style style:name="T33" style:family="text">
      <style:text-properties fo:font-size="16pt" officeooo:rsid="00250d3a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rchestrator Service</text:span></text:p>
      <text:p text:style-name="P2"><text:span text:style-name="T21"/></text:p>
      <text:p text:style-name="P5"><text:span text:style-name="T6">GET /runners</text:span><text:span text:style-name="T1"> </text:span></text:p>
      <text:p text:style-name="P5"><text:span text:style-name="T1"/></text:p>
      <text:p text:style-name="P6"><text:span text:style-name="T1">Description</text:span></text:p>
      <text:p text:style-name="P12"><text:span text:style-name="T1"><text:s/>Returns a JSON object representing the collection of runners (as individual runner objects) as well as a link to this path.</text:span></text:p>
      <text:p text:style-name="P6"><text:span text:style-name="T1"/></text:p>
      <text:p text:style-name="P6"><text:span text:style-name="T1">Parameters</text:span></text:p>
      <text:p text:style-name="P6"><text:span text:style-name="T3">only_proxy(</text:span><text:span text:style-name="T12">optional</text:span><text:span text:style-name="T3">) – Whether to only return the runners to be added to the proxy server list. </text:span><text:span text:style-name="T4">Defaults to false.</text:span><text:span text:style-name="T3"> </text:span></text:p>
      <text:p text:style-name="P6"><text:span text:style-name="T1"><text:tab/></text:span><text:span text:style-name="T4">Example: true</text:span></text:p>
      <text:p text:style-name="P6"><text:span text:style-name="T4"/></text:p>
      <text:p text:style-name="P12"><text:span text:style-name="T2">Return Value</text:span></text:p>
      <text:p text:style-name="P12"><text:span text:style-name="T1"><text:tab/>{</text:span></text:p>
      <text:p text:style-name="P26"><text:span text:style-name="T22"><text:tab/><text:tab/>href: '</text:span><text:a xlink:type="simple" xlink:href="http://orchestrator.notoja.com/runners"><text:span text:style-name="T22">http://orchestrator.notoja.com/runners</text:span></text:a><text:span text:style-name="T22">',</text:span></text:p>
      <text:p text:style-name="P12"><text:span text:style-name="T1"><text:tab/><text:tab/>runners: [ {…}, {...}]</text:span></text:p>
      <text:p text:style-name="P12"><text:span text:style-name="T1"><text:tab/>}</text:span></text:p>
      <text:p text:style-name="P12"><text:span text:style-name="T1"/></text:p>
      <text:p text:style-name="P7"><text:span text:style-name="T7">POST</text:span><text:span text:style-name="T6"> /runners</text:span><text:span text:style-name="T1"> </text:span></text:p>
      <text:p text:style-name="P7"><text:span text:style-name="T1"/></text:p>
      <text:p text:style-name="P7"><text:span text:style-name="T1">Description</text:span></text:p>
      <text:p text:style-name="P13"><text:span text:style-name="T1"><text:s/>Returns a JSON object representing the </text:span><text:span text:style-name="T14">runner that was just spawned and its status as of the post.</text:span></text:p>
      <text:p text:style-name="P13"><text:span text:style-name="T14"/></text:p>
      <text:p text:style-name="P8"><text:span text:style-name="T27">Parameters</text:span></text:p>
      <text:p text:style-name="P8"><text:span text:style-name="T3">_</text:span><text:span text:style-name="T4">expand(</text:span><text:span text:style-name="T13">optional</text:span><text:span text:style-name="T4">) – Comma delimited list of properties to expand results for (rather than just providing a HREF for).</text:span></text:p>
      <text:p text:style-name="P8"><text:span text:style-name="T4"><text:tab/>Example: log, machine</text:span></text:p>
      <text:p text:style-name="P7"><text:span text:style-name="T1"/></text:p>
      <text:p text:style-name="P13"><text:span text:style-name="T2">Return Value</text:span></text:p>
      <text:p text:style-name="P13"><text:span text:style-name="T1"><text:tab/>{</text:span></text:p>
      <text:p text:style-name="P27"><text:span text:style-name="T22"><text:tab/><text:tab/>href: '</text:span><text:a xlink:type="simple" xlink:href="http://orchestrator.notoja.com/runners"><text:span text:style-name="T22">http://orchestrator.notoja.com/runner</text:span></text:a><text:span text:style-name="T22">/</text:span><text:span text:style-name="T23">a1b2c3</text:span><text:span text:style-name="T22">',</text:span></text:p>
      <text:p text:style-name="P13"><text:span text:style-name="T1"><text:tab/><text:tab/></text:span><text:span text:style-name="T14">id: 'a1b2c3',</text:span></text:p>
      <text:p text:style-name="P13"><text:span text:style-name="T14"><text:tab/><text:tab/>name: 'some name client chose',</text:span></text:p>
      <text:p text:style-name="P13"><text:span text:style-name="T14"><text:tab/><text:tab/>ip: '127.0.0.1',</text:span></text:p>
      <text:p text:style-name="P22"><text:span text:style-name="T19"><text:tab/><text:tab/>ping: '</text:span><text:span text:style-name="T15">2013-08-16T18:30Z',</text:span></text:p>
      <text:p text:style-name="P22"><text:span text:style-name="T15"><text:tab/><text:tab/>alive: false,</text:span></text:p>
      <text:p text:style-name="P22"><text:span text:style-name="T15"><text:tab/><text:tab/>appName: '',</text:span></text:p>
      <text:p text:style-name="P22"><text:span text:style-name="T15"><text:tab/><text:tab/>log: {</text:span></text:p>
      <text:p text:style-name="P22"><text:span text:style-name="T15"><text:tab/><text:tab/><text:tab/>href: '</text:span><text:a xlink:type="simple" xlink:href="http://orchestrator.notoja.com/runners">http://orchestrator.notoja.com/runner</text:a><text:span text:style-name="T16">/</text:span><text:span text:style-name="T15">a1b2c3/log'</text:span></text:p>
      <text:p text:style-name="P22"><text:span text:style-name="T15"><text:tab/><text:tab/>},</text:span></text:p>
      <text:p text:style-name="P22"><text:span text:style-name="T15"><text:tab/><text:tab/></text:span><text:span text:style-name="T18">health: {</text:span></text:p>
      <text:p text:style-name="P23"><text:span text:style-name="T18"><text:tab/><text:tab/><text:tab/>href: </text:span><text:span text:style-name="T15">'</text:span><text:a xlink:type="simple" xlink:href="http://orchestrator.notoja.com/runners">http://orchestrator.notoja.com/runner</text:a><text:span text:style-name="T16">/</text:span><text:span text:style-name="T15">a1b2c3/</text:span><text:span text:style-name="T18">health</text:span><text:span text:style-name="T15">'</text:span></text:p>
      <text:p text:style-name="P22"><text:span text:style-name="T18"><text:tab/><text:tab/>},</text:span></text:p>
      <text:p text:style-name="P22"><text:span text:style-name="T15"><text:tab/><text:tab/>machine: {</text:span></text:p>
      <text:p text:style-name="P22"><text:span text:style-name="T15"><text:tab/><text:tab/><text:tab/>href: '</text:span><text:a xlink:type="simple" xlink:href="http://orchestrator.notoja.com/runners"><text:span text:style-name="T16">http://orchestrator.notoja.com/</text:span></text:a><text:a xlink:type="simple" xlink:href="http://orchestrator.notoja.com/runners"><text:span text:style-name="T15">m</text:span></text:a><text:span text:style-name="T15">achine/abc'</text:span></text:p>
      <text:p text:style-name="P22"><text:span text:style-name="T15"><text:tab/><text:tab/>}</text:span></text:p>
      <text:p text:style-name="P13"><text:span text:style-name="T1"><text:tab/>}</text:span></text:p>
      <text:p text:style-name="P4"><text:span text:style-name="T1"><text:tab/></text:span></text:p>
      <text:p text:style-name="P7"><text:soft-page-break/><text:span text:style-name="T7"/></text:p>
      <text:p text:style-name="P7"><text:span text:style-name="T7">GET</text:span><text:span text:style-name="T6"> /runners/:</text:span><text:span text:style-name="T8">id/log</text:span><text:span text:style-name="T1"> </text:span></text:p>
      <text:p text:style-name="P7"><text:span text:style-name="T1"/></text:p>
      <text:p text:style-name="P7"><text:span text:style-name="T1">Description</text:span></text:p>
      <text:p text:style-name="P13"><text:span text:style-name="T1">Returns a JSON object representing the </text:span><text:span text:style-name="T26">logs of that runner and its child application.</text:span></text:p>
      <text:p text:style-name="P7"><text:span text:style-name="T1"/></text:p>
      <text:p text:style-name="P13"><text:span text:style-name="T2">Return Value</text:span></text:p>
      <text:p text:style-name="P13"><text:span text:style-name="T1"><text:tab/>{</text:span></text:p>
      <text:p text:style-name="P27"><text:span text:style-name="T22"><text:tab/><text:tab/>href: '</text:span><text:a xlink:type="simple" xlink:href="http://orchestrator.notoja.com/runners"><text:span text:style-name="T22">http://orchestrator.notoja.com/runner</text:span></text:a><text:span text:style-name="T22">/</text:span><text:span text:style-name="T23">a1b2c3/</text:span><text:span text:style-name="T24">log</text:span><text:span text:style-name="T22">',</text:span></text:p>
      <text:p text:style-name="P22"><text:span text:style-name="T20"><text:tab/><text:tab/></text:span><text:span text:style-name="T17">log: '…'</text:span></text:p>
      <text:p text:style-name="P13"><text:span text:style-name="T1"><text:tab/>}</text:span></text:p>
      <text:p text:style-name="P2"><text:span text:style-name="T1"/></text:p>
      <text:p text:style-name="P8"><text:span text:style-name="T7">GET</text:span><text:span text:style-name="T6"> /runners/:</text:span><text:span text:style-name="T8">id/</text:span><text:span text:style-name="T9">health</text:span></text:p>
      <text:p text:style-name="P8"><text:span text:style-name="T1"/></text:p>
      <text:p text:style-name="P8"><text:span text:style-name="T1">Description</text:span></text:p>
      <text:p text:style-name="P14"><text:span text:style-name="T1">Returns a JSON object representing the </text:span><text:span text:style-name="T27">cumulative</text:span><text:span text:style-name="T1"> </text:span><text:span text:style-name="T27">current CPU percentage and Memory usage in bytes of the runner AND its child application</text:span><text:span text:style-name="T26">.</text:span></text:p>
      <text:p text:style-name="P8"><text:span text:style-name="T1"/></text:p>
      <text:p text:style-name="P14"><text:span text:style-name="T2">Return Value</text:span></text:p>
      <text:p text:style-name="P14"><text:span text:style-name="T1"><text:tab/>{</text:span></text:p>
      <text:p text:style-name="P28"><text:span text:style-name="T22"><text:tab/><text:tab/>href: '</text:span><text:a xlink:type="simple" xlink:href="http://orchestrator.notoja.com/runners"><text:span text:style-name="T22">http://orchestrator.notoja.com/runner</text:span></text:a><text:span text:style-name="T22">/</text:span><text:span text:style-name="T23">a1b2c3/</text:span><text:span text:style-name="T25">health</text:span><text:span text:style-name="T22">',</text:span></text:p>
      <text:p text:style-name="P23"><text:span text:style-name="T20"><text:tab/><text:tab/></text:span><text:span text:style-name="T18">health: {</text:span></text:p>
      <text:p text:style-name="P23"><text:span text:style-name="T18"><text:tab/><text:tab/><text:tab/>cpu: 0,</text:span></text:p>
      <text:p text:style-name="P23"><text:span text:style-name="T18"><text:tab/><text:tab/><text:tab/>memory: 1024,</text:span></text:p>
      <text:p text:style-name="P23"><text:span text:style-name="T18"><text:tab/><text:tab/>}</text:span></text:p>
      <text:p text:style-name="P14"><text:span text:style-name="T1"><text:tab/>}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10">PUT</text:span><text:span text:style-name="T6"> /runners/:</text:span><text:span text:style-name="T8">id/</text:span></text:p>
      <text:p text:style-name="P9"><text:span text:style-name="T1"/></text:p>
      <text:p text:style-name="P9"><text:span text:style-name="T1">Description</text:span></text:p>
      <text:p text:style-name="P15"><text:span text:style-name="T28">This is used to update a property of the runner and will return a copy of the modified runner at the time of applying this post.</text:span></text:p>
      <text:p text:style-name="P9"><text:span text:style-name="T1"/></text:p>
      <text:p text:style-name="P10"><text:span text:style-name="T29">Parameters</text:span></text:p>
      <text:p text:style-name="P18"><text:span text:style-name="T29">ping – The ping time of the runner (this is used to determine whether a runner is dead or alive). If this time is greater than a certain time, it will assume the runner is dead until its ping time is updated to be more recent.</text:span></text:p>
      <text:p text:style-name="P18"><text:span text:style-name="T29"/></text:p>
      <text:p text:style-name="P19"><text:span text:style-name="T30">name – The name of the runner (is not used for anything but client)</text:span></text:p>
      <text:p text:style-name="P19"><text:span text:style-name="T30"/></text:p>
      <text:p text:style-name="P19"><text:span text:style-name="T30">ip – The IP address of the client</text:span></text:p>
      <text:p text:style-name="P9"><text:span text:style-name="T1"/></text:p>
      <text:p text:style-name="P15"><text:span text:style-name="T2">Return Value</text:span></text:p>
      <text:p text:style-name="P16"><text:span text:style-name="T1"><text:tab/>{</text:span></text:p>
      <text:p text:style-name="P29"><text:span text:style-name="T22"><text:tab/><text:tab/>href: '</text:span><text:a xlink:type="simple" xlink:href="http://orchestrator.notoja.com/runners"><text:span text:style-name="T22">http://orchestrator.notoja.com/runner</text:span></text:a><text:span text:style-name="T22">/</text:span><text:span text:style-name="T23">a1b2c3</text:span><text:span text:style-name="T22">',</text:span></text:p>
      <text:p text:style-name="P16"><text:span text:style-name="T1"><text:tab/><text:tab/></text:span><text:span text:style-name="T14">id: 'a1b2c3',</text:span></text:p>
      <text:p text:style-name="P16"><text:span text:style-name="T14"><text:tab/><text:tab/>name: 'some name client chose',</text:span></text:p>
      <text:p text:style-name="P16"><text:span text:style-name="T14"><text:tab/><text:tab/>ip: '127.0.0.1',</text:span></text:p>
      <text:p text:style-name="P24"><text:span text:style-name="T19"><text:tab/><text:tab/>ping: '</text:span><text:span text:style-name="T15">2013-08-16T18:30Z',</text:span></text:p>
      <text:p text:style-name="P24"><text:span text:style-name="T15"><text:tab/><text:tab/>alive: false,</text:span></text:p>
      <text:p text:style-name="P24"><text:span text:style-name="T15"><text:tab/><text:tab/>appName: '',</text:span></text:p>
      <text:p text:style-name="P24"><text:span text:style-name="T15"><text:tab/><text:tab/>log: {</text:span></text:p>
      <text:p text:style-name="P24"><text:span text:style-name="T15"><text:tab/><text:tab/><text:tab/>href: '</text:span><text:a xlink:type="simple" xlink:href="http://orchestrator.notoja.com/runners">http://orchestrator.notoja.com/runner</text:a><text:span text:style-name="T16">/</text:span><text:span text:style-name="T15">a1b2c3/log'</text:span></text:p>
      <text:p text:style-name="P24"><text:span text:style-name="T15"><text:tab/><text:tab/>},</text:span></text:p>
      <text:p text:style-name="P24"><text:span text:style-name="T15"><text:tab/><text:tab/></text:span><text:span text:style-name="T18">health: {</text:span></text:p>
      <text:p text:style-name="P24"><text:span text:style-name="T18"><text:tab/><text:tab/><text:tab/>href: </text:span><text:span text:style-name="T15">'</text:span><text:a xlink:type="simple" xlink:href="http://orchestrator.notoja.com/runners">http://orchestrator.notoja.com/runner</text:a><text:span text:style-name="T16">/</text:span><text:span text:style-name="T15">a1b2c3/</text:span><text:span text:style-name="T18">health</text:span><text:span text:style-name="T15">'</text:span></text:p>
      <text:p text:style-name="P24"><text:span text:style-name="T18"><text:tab/><text:tab/>},</text:span></text:p>
      <text:p text:style-name="P24"><text:span text:style-name="T15"><text:tab/><text:tab/>machine: {</text:span></text:p>
      <text:p text:style-name="P24"><text:span text:style-name="T15"><text:tab/><text:tab/><text:tab/>href: '</text:span><text:a xlink:type="simple" xlink:href="http://orchestrator.notoja.com/runners"><text:span text:style-name="T16">http://orchestrator.notoja.com/</text:span></text:a><text:a xlink:type="simple" xlink:href="http://orchestrator.notoja.com/runners"><text:span text:style-name="T15">m</text:span></text:a><text:span text:style-name="T15">achine/abc'</text:span></text:p>
      <text:p text:style-name="P24"><text:span text:style-name="T15"><text:tab/><text:tab/>}</text:span></text:p>
      <text:p text:style-name="P16"><text:span text:style-name="T1"><text:tab/>}</text:span></text:p>
      <text:p text:style-name="P3"><text:span text:style-name="T1"/></text:p>
      <text:p text:style-name="P11"><text:span text:style-name="T11">DELETE</text:span><text:span text:style-name="T6"> /runners/:</text:span><text:span text:style-name="T8">id/</text:span></text:p>
      <text:p text:style-name="P11"><text:span text:style-name="T1"/></text:p>
      <text:p text:style-name="P11"><text:span text:style-name="T1">Description</text:span></text:p>
      <text:p text:style-name="P17"><text:span text:style-name="T28">This is used to update a property of the runner and will return a copy of the modified runner at the time of applying this post.</text:span></text:p>
      <text:p text:style-name="P11"><text:span text:style-name="T1"/></text:p>
      <text:p text:style-name="P17"><text:span text:style-name="T2">Return Value</text:span></text:p>
      <text:p text:style-name="P17"><text:span text:style-name="T1"><text:tab/></text:span></text:p>
      <text:p text:style-name="P21"><text:span text:style-name="T31"><text:tab/>HTTP 204 – No Content (The resource was deleted successfull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" fo:font-size="16pt" officeooo:paragraph-rsid="001ecbfc" style:font-size-asian="16pt" style:font-size-complex="16pt"/>
    </style:style>
    <style:style style:name="MT1" style:family="text">
      <style:text-properties officeooo:rsid="001ecbf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toja REST API V1 Document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Krishnan</meta:initial-creator>
    <meta:creation-date>2013-08-17T01:20:45</meta:creation-date>
    <dc:date>2013-08-17T02:06:27</dc:date>
    <dc:creator>Rohit Krishnan</dc:creator>
    <meta:editing-duration>PT28M51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3" meta:paragraph-count="90" meta:word-count="374" meta:character-count="2741" meta:non-whitespace-character-count="2338"/>
  </office:meta>
</office:document-meta>
</file>